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Ubuntu Light" officeooo:rsid="000b73f6" officeooo:paragraph-rsid="000c01ef"/>
    </style:style>
    <style:style style:name="P2" style:family="paragraph" style:parent-style-name="Heading_20_1">
      <style:paragraph-properties fo:text-align="center" style:justify-single-word="false"/>
      <style:text-properties fo:font-variant="normal" fo:text-transform="none" fo:color="#000000" style:font-name="Ubuntu Light" fo:font-size="20pt" fo:letter-spacing="normal" fo:font-style="normal" fo:font-weight="bold" officeooo:rsid="0007e62a" officeooo:paragraph-rsid="000c01ef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Ubuntu Light" fo:font-size="20pt" fo:font-weight="bold" officeooo:rsid="0007e62a" officeooo:paragraph-rsid="000c01ef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Ubuntu Light" fo:font-size="16pt" style:font-size-asian="16pt" style:font-size-complex="16pt"/>
    </style:style>
    <style:style style:name="P5" style:family="paragraph" style:parent-style-name="Table_20_Contents" style:list-style-name="L2">
      <style:paragraph-properties fo:text-align="start" style:justify-single-word="false"/>
      <style:text-properties style:font-name="Ubuntu Light" fo:font-size="16pt" officeooo:rsid="000d21d4" officeooo:paragraph-rsid="000d21d4" style:font-size-asian="16pt" style:font-size-complex="16pt"/>
    </style:style>
    <style:style style:name="P6" style:family="paragraph" style:parent-style-name="Table_20_Contents" style:list-style-name="L3">
      <style:paragraph-properties fo:text-align="start" style:justify-single-word="false"/>
      <style:text-properties style:font-name="Ubuntu Light" fo:font-size="16pt" officeooo:rsid="000d21d4" officeooo:paragraph-rsid="000d21d4" style:font-size-asian="16pt" style:font-size-complex="16pt"/>
    </style:style>
    <style:style style:name="P7" style:family="paragraph" style:parent-style-name="Table_20_Contents" style:list-style-name="L4">
      <style:paragraph-properties fo:text-align="start" style:justify-single-word="false"/>
      <style:text-properties style:font-name="Ubuntu Light" fo:font-size="16pt" officeooo:rsid="000d21d4" officeooo:paragraph-rsid="000d21d4" style:font-size-asian="16pt" style:font-size-complex="16pt"/>
    </style:style>
    <style:style style:name="P8" style:family="paragraph" style:parent-style-name="Table_20_Contents" style:list-style-name="L5">
      <style:paragraph-properties fo:text-align="start" style:justify-single-word="false"/>
      <style:text-properties style:font-name="Ubuntu Light" fo:font-size="16pt" officeooo:rsid="000d21d4" officeooo:paragraph-rsid="000d21d4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style:font-name="Ubuntu Light" fo:font-size="16pt" officeooo:rsid="000d21d4" officeooo:paragraph-rsid="000d21d4" style:font-size-asian="16pt" style:font-size-complex="16pt"/>
    </style:style>
    <style:style style:name="P10" style:family="paragraph" style:parent-style-name="Table_20_Contents" style:list-style-name="L4">
      <style:paragraph-properties fo:text-align="start" style:justify-single-word="false"/>
      <style:text-properties style:font-name="Ubuntu Light" fo:font-size="16pt" officeooo:rsid="000df72f" officeooo:paragraph-rsid="000df72f" style:font-size-asian="16pt" style:font-size-complex="16pt"/>
    </style:style>
    <style:style style:name="P11" style:family="paragraph" style:parent-style-name="Table_20_Contents" style:list-style-name="L5">
      <style:paragraph-properties fo:text-align="start" style:justify-single-word="false"/>
      <style:text-properties style:font-name="Ubuntu Light" fo:font-size="16pt" officeooo:rsid="000df72f" officeooo:paragraph-rsid="000df72f" style:font-size-asian="16pt" style:font-size-complex="16pt"/>
    </style:style>
    <style:style style:name="P12" style:family="paragraph" style:parent-style-name="Table_20_Contents" style:list-style-name="L7">
      <style:paragraph-properties fo:text-align="start" style:justify-single-word="false"/>
      <style:text-properties style:font-name="Ubuntu Light" fo:font-size="16pt" officeooo:rsid="000df72f" officeooo:paragraph-rsid="000df72f" style:font-size-asian="16p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style:font-name="Ubuntu Light" fo:font-size="16pt" officeooo:rsid="000df72f" officeooo:paragraph-rsid="000df72f" style:font-size-asian="16pt" style:font-size-complex="16pt"/>
    </style:style>
    <style:style style:name="P14" style:family="paragraph" style:parent-style-name="Table_20_Contents" style:list-style-name="L8">
      <style:paragraph-properties fo:text-align="start" style:justify-single-word="false"/>
      <style:text-properties style:font-name="Ubuntu Light" fo:font-size="16pt" officeooo:rsid="000e2a78" officeooo:paragraph-rsid="000e2a78" style:font-size-asian="16pt" style:font-size-complex="16pt"/>
    </style:style>
    <style:style style:name="P15" style:family="paragraph" style:parent-style-name="Table_20_Contents" style:list-style-name="L7">
      <style:paragraph-properties fo:text-align="start" style:justify-single-word="false"/>
      <style:text-properties style:font-name="Ubuntu Light" fo:font-size="16pt" officeooo:rsid="000e2a78" officeooo:paragraph-rsid="000e2a78" style:font-size-asian="16pt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style:font-name="Ubuntu Light" fo:font-size="16pt" officeooo:rsid="000e2a78" officeooo:paragraph-rsid="000e2a78" style:font-size-asian="16pt" style:font-size-complex="16pt"/>
    </style:style>
    <style:style style:name="P17" style:family="paragraph" style:parent-style-name="Text_20_body">
      <style:paragraph-properties fo:text-align="center" style:justify-single-word="false"/>
      <style:text-properties fo:font-variant="normal" fo:text-transform="none" fo:color="#000000" style:font-name="Ubuntu Light" fo:font-size="20pt" fo:letter-spacing="normal" fo:font-style="normal" fo:font-weight="bold" officeooo:rsid="0007e62a" officeooo:paragraph-rsid="000c01ef" style:font-size-asian="20pt" style:font-weight-asian="bold" style:font-size-complex="20pt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 Light" fo:font-size="16pt" fo:letter-spacing="normal" fo:font-style="normal" fo:font-weight="bold" officeooo:rsid="0007e62a" officeooo:paragraph-rsid="000c01ef" style:font-size-asian="16pt" style:font-weight-asian="bold" style:font-size-complex="16pt" style:font-weight-complex="bold"/>
    </style:style>
    <style:style style:name="P19" style:family="paragraph" style:parent-style-name="Text_20_body">
      <style:paragraph-properties fo:text-align="start" style:justify-single-word="false"/>
      <style:text-properties officeooo:paragraph-rsid="000c01ef"/>
    </style:style>
    <style:style style:name="T1" style:family="text">
      <style:text-properties officeooo:rsid="000c01ef"/>
    </style:style>
    <style:style style:name="T2" style:family="text">
      <style:text-properties officeooo:rsid="000df72f"/>
    </style:style>
    <style:style style:name="T3" style:family="text">
      <style:text-properties fo:font-variant="normal" fo:text-transform="none" fo:color="#000000" style:font-name="Ubuntu Light" fo:font-size="16pt" fo:letter-spacing="normal" fo:font-style="normal" fo:font-weight="bold" officeooo:rsid="0007e62a" style:font-size-asian="16pt" style:font-weight-asian="bold" style:font-size-complex="16pt" style:font-weight-complex="bold"/>
    </style:style>
    <style:style style:name="T4" style:family="text">
      <style:text-properties fo:font-variant="normal" fo:text-transform="none" fo:color="#000000" style:font-name="Ubuntu Light" fo:font-size="16pt" fo:letter-spacing="normal" fo:font-style="normal" fo:font-weight="bold" officeooo:rsid="000df72f" style:font-size-asian="16pt" style:font-weight-asian="bold" style:font-size-complex="16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TION PLANNING </text:p>
      <text:p text:style-name="P3">ASSIGNMENT – 0<text:span text:style-name="T1">2</text:span></text:p>
      <text:h text:style-name="P2" text:outline-level="1"><text:span text:style-name="T1">Standard</text:span> Search Algorithm Implementation</text:h>
      <text:p text:style-name="P17"/>
      <text:p text:style-name="P19"><text:span text:style-name="T4">A) </text:span><text:span text:style-name="T3">For PRM, what are the advantages and disadvantages of the four sampling methods in comparison to each other?</text:span></text:p>
      <table:table table:name="Table1" table:style-name="Table1">
        <table:table-column table:style-name="Table1.A" table:number-columns-repeated="3"/>
        <table:table-row table:style-name="TableLine94763548432416">
          <table:table-cell table:style-name="Table1.A1" office:value-type="string">
            <text:p text:style-name="P9">Sampling</text:p>
          </table:table-cell>
          <table:table-cell table:style-name="Table1.A1" office:value-type="string">
            <text:p text:style-name="P9">Advantage</text:p>
          </table:table-cell>
          <table:table-cell table:style-name="Table1.C1" office:value-type="string">
            <text:p text:style-name="P9">Disadvantage</text:p>
          </table:table-cell>
        </table:table-row>
        <table:table-row table:style-name="TableLine94763548432416">
          <table:table-cell table:style-name="Table1.A2" office:value-type="string">
            <text:p text:style-name="P9">Uniform</text:p>
          </table:table-cell>
          <table:table-cell table:style-name="Table1.A2" office:value-type="string">
            <text:list xml:id="list3204262138" text:style-name="L2">
              <text:list-item>
                <text:p text:style-name="P5">Low complexity</text:p>
              </text:list-item>
              <text:list-item>
                <text:p text:style-name="P5">Ensures connectivity of the samples</text:p>
              </text:list-item>
            </text:list>
          </table:table-cell>
          <table:table-cell table:style-name="Table1.C2" office:value-type="string">
            <text:list xml:id="list161016222360319" text:continue-numbering="true" text:style-name="L2">
              <text:list-item>
                <text:p text:style-name="P5">Computationally inefficient</text:p>
              </text:list-item>
              <text:list-item>
                <text:p text:style-name="P5">Large number of nodes </text:p>
              </text:list-item>
            </text:list>
          </table:table-cell>
        </table:table-row>
        <table:table-row table:style-name="TableLine94763548432416">
          <table:table-cell table:style-name="Table1.A2" office:value-type="string">
            <text:p text:style-name="P9">Random</text:p>
          </table:table-cell>
          <table:table-cell table:style-name="Table1.A2" office:value-type="string">
            <text:list xml:id="list2627305000" text:style-name="L3">
              <text:list-item>
                <text:p text:style-name="P6">Low complexity</text:p>
              </text:list-item>
            </text:list>
          </table:table-cell>
          <table:table-cell table:style-name="Table1.C2" office:value-type="string">
            <text:list xml:id="list161016755383849" text:continue-numbering="true" text:style-name="L3">
              <text:list-item>
                <text:p text:style-name="P6">Doesn’t always ensure connectivity</text:p>
              </text:list-item>
            </text:list>
          </table:table-cell>
        </table:table-row>
        <table:table-row table:style-name="TableLine94763548432416">
          <table:table-cell table:style-name="Table1.A2" office:value-type="string">
            <text:p text:style-name="P9">Gaussian</text:p>
          </table:table-cell>
          <table:table-cell table:style-name="Table1.A2" office:value-type="string">
            <text:list xml:id="list2927381596" text:style-name="L4">
              <text:list-item>
                <text:p text:style-name="P7">Less nodes</text:p>
              </text:list-item>
              <text:list-item>
                <text:p text:style-name="P7">Better connectivity</text:p>
              </text:list-item>
              <text:list-item>
                <text:p text:style-name="P7">Efficient in finding path around obstacle</text:p>
              </text:list-item>
            </text:list>
          </table:table-cell>
          <table:table-cell table:style-name="Table1.C2" office:value-type="string">
            <text:list xml:id="list161016197807091" text:continue-numbering="true" text:style-name="L4">
              <text:list-item>
                <text:p text:style-name="P10">Doesn’t always ensure path</text:p>
              </text:list-item>
              <text:list-item>
                <text:p text:style-name="P10">Depends on threshold set to explore nearest neighbor</text:p>
              </text:list-item>
            </text:list>
          </table:table-cell>
        </table:table-row>
        <table:table-row table:style-name="TableLine94763548432416">
          <table:table-cell table:style-name="Table1.A2" office:value-type="string">
            <text:p text:style-name="P9">Bridge</text:p>
          </table:table-cell>
          <table:table-cell table:style-name="Table1.A2" office:value-type="string">
            <text:list xml:id="list142940304" text:style-name="L5">
              <text:list-item>
                <text:p text:style-name="P8">Better connectivity in narrow spaces</text:p>
              </text:list-item>
              <text:list-item>
                <text:p text:style-name="P8">Less nodes to explore</text:p>
              </text:list-item>
            </text:list>
          </table:table-cell>
          <table:table-cell table:style-name="Table1.C2" office:value-type="string">
            <text:list xml:id="list161015225315764" text:continue-numbering="true" text:style-name="L5">
              <text:list-item>
                <text:p text:style-name="P11">Doesn’t always ensure path</text:p>
              </text:list-item>
              <text:list-item>
                <text:p text:style-name="P11">Depends on threshold set to explore nearest neighbor</text:p>
              </text:list-item>
            </text:list>
          </table:table-cell>
        </table:table-row>
      </table:table>
      <text:p text:style-name="P18"/>
      <text:p text:style-name="P18"/>
      <text:p text:style-name="P18"/>
      <text:p text:style-name="P18"><text:soft-page-break/><text:span text:style-name="T2">B) </text:span>For RRT, what is the main difference between RRT and RRT*? What change does it make in terms of the efficiency of the algorithms and optimality of the search result?</text:p>
      <table:table table:name="Table3" table:style-name="Table3">
        <table:table-column table:style-name="Table3.A" table:number-columns-repeated="2"/>
        <table:table-row table:style-name="TableLine94763547295248">
          <table:table-cell table:style-name="Table3.A1" office:value-type="string">
            <text:p text:style-name="P16">RRT</text:p>
          </table:table-cell>
          <table:table-cell table:style-name="Table3.B1" office:value-type="string">
            <text:p text:style-name="P16">RRT*</text:p>
          </table:table-cell>
        </table:table-row>
        <table:table-row table:style-name="TableLine94763547295248"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4"/>
          </table:table-cell>
        </table:table-row>
      </table:table>
      <text:p text:style-name="P18"/>
      <text:p text:style-name="P18"><text:span text:style-name="T2">C) </text:span>Comparing between PRM and RRT, what are the advantages and disadvantages?</text:p>
      <table:table table:name="Table2" table:style-name="Table2">
        <table:table-column table:style-name="Table2.A" table:number-columns-repeated="3"/>
        <table:table-row table:style-name="TableLine94763545502720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3">Advantage</text:p>
          </table:table-cell>
          <table:table-cell table:style-name="Table2.C1" office:value-type="string">
            <text:p text:style-name="P13">Disadvantage</text:p>
          </table:table-cell>
        </table:table-row>
        <table:table-row table:style-name="TableLine94763545502720">
          <table:table-cell table:style-name="Table2.A2" office:value-type="string">
            <text:p text:style-name="P13">PRM</text:p>
          </table:table-cell>
          <table:table-cell table:style-name="Table2.A2" office:value-type="string">
            <text:list xml:id="list1522198733" text:style-name="L7">
              <text:list-item>
                <text:p text:style-name="P12">Probabilistically complete</text:p>
              </text:list-item>
              <text:list-item>
                <text:p text:style-name="P15">Memory efficient</text:p>
              </text:list-item>
            </text:list>
          </table:table-cell>
          <table:table-cell table:style-name="Table2.C2" office:value-type="string">
            <text:list xml:id="list161015677316119" text:continue-numbering="true" text:style-name="L7">
              <text:list-item>
                <text:p text:style-name="P15">Trees not always connected</text:p>
              </text:list-item>
              <text:list-item>
                <text:p text:style-name="P15">Focus more on building graphs in state space and not on generating the path</text:p>
              </text:list-item>
            </text:list>
          </table:table-cell>
        </table:table-row>
        <table:table-row table:style-name="TableLine94763545502720">
          <table:table-cell table:style-name="Table2.A2" office:value-type="string">
            <text:p text:style-name="P13">RRT</text:p>
          </table:table-cell>
          <table:table-cell table:style-name="Table2.A2" office:value-type="string">
            <text:list xml:id="list2389385442" text:style-name="L8">
              <text:list-item>
                <text:p text:style-name="P14">Fast convergence</text:p>
              </text:list-item>
              <text:list-item>
                <text:p text:style-name="P14">Simple Computation</text:p>
              </text:list-item>
              <text:list-item>
                <text:p text:style-name="P14">Exploration towards unexplored regions of C-space</text:p>
              </text:list-item>
            </text:list>
          </table:table-cell>
          <table:table-cell table:style-name="Table2.C2" office:value-type="string">
            <text:list xml:id="list161014704456444" text:continue-numbering="true" text:style-name="L8">
              <text:list-item>
                <text:p text:style-name="P14">Path is random</text:p>
              </text:list-item>
              <text:list-item>
                <text:p text:style-name="P14">Path not always optimal</text:p>
              </text:list-item>
              <text:list-item>
                <text:p text:style-name="P14">Needs a lot of nodes to find optimal path</text:p>
              </text:list-item>
            </text:list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Ubuntu Light" officeooo:rsid="000b73f6" officeooo:paragraph-rsid="000c01e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Gokul Srinivasan <text:tab/><text:tab/>500594698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8T15:12:14.233174167</meta:creation-date>
    <dc:date>2022-03-18T16:10:14.617999008</dc:date>
    <meta:editing-duration>PT6M10S</meta:editing-duration>
    <meta:editing-cycles>1</meta:editing-cycles>
    <meta:document-statistic meta:table-count="3" meta:image-count="0" meta:object-count="0" meta:page-count="2" meta:paragraph-count="45" meta:word-count="221" meta:character-count="1302" meta:non-whitespace-character-count="1146"/>
    <meta:generator>LibreOffice/6.4.7.2$Linux_X86_64 LibreOffice_project/40$Build-2</meta:generator>
  </office:meta>
</office:document-meta>
</file>